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520" officeooo:paragraph-rsid="0014a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7:03:39.571000000</meta:creation-date>
    <dc:date>2018-08-16T07:03:48.055000000</dc:date>
    <meta:editing-duration>PT9S</meta:editing-duration>
    <meta:editing-cycles>1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5003c008700f400a7000d004b00c9008b00a000e3000800bd00f9005800a4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s6vREcG8nxiCAlKjS12kLTKiUXFNaR/KmlRC/QfvN1s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Z0OkbOA9kvK/vRUVkqh5wkU9hbV4W3EioIcFuuo1GUw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e4z8y7gYntB2GqPZOLpfG2+Bam8ojGdlnaw8txKe4DM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+xRUPp/qcpZ44VAzzNbDX1gO6yEz4HwwO37xT0Hi8Fk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d3j2y9oOL5DEdboqq1S2bp1iDzb2Y4tQ0CYxgXDokqA=</DigestValue>
      </Reference>
      <Reference URI="Thumbnails/thumbnail.png">
        <DigestMethod Algorithm="http://www.w3.org/2001/04/xmlenc#sha256"/>
        <DigestValue>sNHvnnmkkC8M6Ib9jW4fYJAg3U3iRdRW0UNJH7VNBao=</DigestValue>
      </Reference>
      <Reference URI="#ID_00d6004e0007009f00cc00c2004400000088001400b80006006400a0002300ba">
        <DigestMethod Algorithm="http://www.w3.org/2001/04/xmlenc#sha256"/>
        <DigestValue>6jZhVRzlKfQZH4y/lRmAozPQmaSqiAmt6HUJoh2Jkmg=</DigestValue>
      </Reference>
      <Reference URI="#idSignedProperties">
        <DigestMethod Algorithm="http://www.w3.org/2001/04/xmlenc#sha256"/>
        <DigestValue>Wt08WkAG3cZ7U28Z2v65/iOFvqmKhQkrLPp87zdngvo=</DigestValue>
      </Reference>
    </SignedInfo>
    <SignatureValue>CKb8IVICTwYIrkWPYs7KKVOEKrRlhDZ0mbiD3sTIZbhizjjbFCpXiPBF8HQYLHDP
5VAXYgN/gSpFdZc1wrk5XwXuyzIZRcdw8Nf8sogQpRuvi6+3pG193jpJzKgmmy1x
kH4gdmTzq5fkRWnS/QolPVOarCbee90dhOxMcbwb0IXQUBcD0Mjnjy5cx8SgLKf4
EAlhH9BZjnyK2xWWhIWQuKZaAn3Er+LcQfZ2ht6ba6Tm3xDgNwA3wPvfyzsXC5CU
+bfeBmgIc+99a/Eoli4YvYBoEpG9IHd/qoy+ioDu4cGCknVkXGfezwzhB1yY2cbr
1auIMSe0sQ/bUuzfIa0Tpw==</SignatureValue>
    <KeyInfo>
      <X509Data>
        <X509IssuerSerial>
          <X509IssuerName>CN=LuxTrust Global Qualified CA 3, O=LuxTrust S.A., C=LU</X509IssuerName>
          <X509SerialNumber>1930572</X509SerialNumber>
        </X509IssuerSerial>
        <X509Certificate>MIIG1TCCBL2gAwIBAgIDHXVMMA0GCSqGSIb3DQEBCwUAME4xCzAJBgNVBAYTAkxV
MRYwFAYDVQQKDA1MdXhUcnVzdCBTLkEuMScwJQYDVQQDDB5MdXhUcnVzdCBHbG9i
YWwgUXVhbGlmaWVkIENBIDMwHhcNMTcwMzI3MDg1NjM2WhcNMjAwMzI3MDg1NjM2
WjCB0DELMAkGA1UEBhMCQkUxJjAkBgNVBAMTHVBpZXJyaWNrIFBhY28gUCBWYW5k
ZW5icm91Y2tlMRYwFAYDVQQEEw1WYW5kZW5icm91Y2tlMRgwFgYDVQQqEw9QaWVy
cmljayBQYWNvIFAxHTAbBgNVBAUTFDEwMTAyMzA5MzAwMDg0MjU4MTQ0MS8wLQYJ
KoZIhvcNAQkBFiBwaWVycmljay52YW5kZW5icm91Y2tlQG5vd2luYS5sdTEXMBUG
A1UEDBMOUHJpdmF0ZSBQZXJzb24wggEiMA0GCSqGSIb3DQEBAQUAA4IBDwAwggEK
AoIBAQCdoNLFmiCL4ujUUJej9fdzybG+FnBcg0bhXZKs2MMXGUA0Sj/rVh21TlMq
dxuFDArOnKQ3k101zw7fq6ms7Rz2zH0VuCxF53EcGjvP1qMWc7hmYTXEDxQZSPQ0
t8Q4hK9hwGYzyzmpYcKeNFe165qJepF637Ecop83SylSBCd9YjoJ/KIiO43Q42Rd
60lBZGhydpABU547QrWwIIw3uFDWvCdTAseYw7ZBJcR+UH0vGFxKEJYuBtaNANhG
HwK3f8AV41HtoletZPKlbowthh00Rkx99Sfgl7UkgzWsaFV0larW/42afc8BDN9z
VizHyg5hijHM41Gh3pv35OtRqmDDAgMBAAGjggI3MIICMzAMBgNVHRMBAf8EAjAA
MGYGCCsGAQUFBwEBBFowWDAnBggrBgEFBQcwAYYbaHR0cDovL3FjYS5vY3NwLmx1
eHRydXN0Lmx1MC0GCCsGAQUFBzAChiFodHRwOi8vY2EubHV4dHJ1c3QubHUvTFRH
UUNBMy5jcnQwggEfBgNVHSAEggEWMIIBEjCCAQQGCCuBKwEBCgMBMIH3MIHIBggr
BgEFBQcCAjCBuxqBuEx1eFRydXN0IFF1YWxpZmllZCBDZXJ0aWZpY2F0ZSBvbiBT
U0NEIGNvbXBsaWFudCB3aXRoIEVUU0kgVFMgMTAxIDQ1NiBRQ1ArIGNlcnRpZmlj
YXRlIHBvbGljeS4gS2V5IEdlbmVyYXRpb24gYnkgQ1NQLiBTb2xlIEF1dGhvcmlz
ZWQgVXNhZ2U6IFN1cHBvcnQgb2YgUXVhbGlmaWVkIEVsZWN0cm9uaWMgU2lnbmF0
dXJlLiAwKgYIKwYBBQUHAgEWHmh0dHBzOi8vcmVwb3NpdG9yeS5sdXh0cnVzdC5s
dTAIBgYEAIswAQEwIgYIKwYBBQUHAQMEFjAUMAgGBgQAjkYBATAIBgYEAI5GAQQw
CwYDVR0PBAQDAgZAMB8GA1UdIwQYMBaAFGOPwosDsauO2FNHlh2ZqH32rKh1MDMG
A1UdHwQsMCowKKAmoCSGImh0dHA6Ly9jcmwubHV4dHJ1c3QubHUvTFRHUUNBMy5j
cmwwEQYDVR0OBAoECE6DdNYbmyQhMA0GCSqGSIb3DQEBCwUAA4ICAQARTtzfCXTw
gkcYwriVrCCeToNQ+UlcroTdVArwIFW9W7EsBWORcqTGTRD4WLgRgHUeL8VZZPKc
6ivbf3sR5kcAGUpitv2jPPKti5TdkTvJoiaus3CE+TRQyi2YgoBszXB/Jduz8uWj
j0oS0QT0QxBpf5SJfPhJLcNZ8nuojC8bgbmmwpU1hGX26zIfcSf0MHdoizSe+TnK
UoBZS9IME3vRRwYAabE3L6bDYfSs+KKwb551EBaEpjrYjsG4bDGFJ1Gy6F474lL3
1hNyFT0Wi0nIgWkgmOQvBfvK/eKicX4DVLKGRukRczOK82qx77pdgA5BEBlUGGq/
BeS9g985jFjQK7h5lhl/Z+/gp7R3DxI5BbvuWGpGeeOswZ/37SG3ZXK2FtWvrOl1
ke5vH6bLnTlF6ZVB2DP8AOkHo66+eaOHC6V9wI3G+9pjSKD7OZktaJr5RF/NcCoS
1NwJVwnA0rW+UTl7sRXqp1lZrmJlCDRC/CTln6eYNmpnjW2u+3XUih0IgaC7W7sW
edWtUkKbuAt9mLPk/Iaz4udOmgjOZV+1fMO/TihAGG3KBIdO7WPv8wXLk6FUANju
UswKpXiOmUlwDhsRSr3o4EYxux2QHclvMxhmsmj2HvcDBhPQu20IeKvvAztpXk3p
+J0qo5m4yy1b5Ro5YhnGlGAQKeCuUq6iow==</X509Certificate>
      </X509Data>
    </KeyInfo>
    <Object>
      <SignatureProperties>
        <SignatureProperty Id="ID_00d6004e0007009f00cc00c2004400000088001400b80006006400a0002300ba" Target="#ID_0085003c008700f400a7000d004b00c9008b00a000e3000800bd00f9005800a4">
          <dc:date xmlns:dc="http://purl.org/dc/elements/1.1/">2018-08-16T07:45:16.883000000</dc:date>
        </SignatureProperty>
      </SignatureProperties>
    </Object>
    <Object xmlns:xd="http://uri.etsi.org/01903/v1.3.2#">
      <xd:QualifyingProperties Target="#ID_0085003c008700f400a7000d004b00c9008b00a000e3000800bd00f9005800a4">
        <xd:SignedProperties Id="idSignedProperties">
          <xd:SignedSignatureProperties>
            <xd:SigningTime>2018-08-16T07:45:16.883000000</xd:SigningTime>
            <xd:SigningCertificate>
              <xd:Cert>
                <xd:CertDigest>
                  <DigestMethod Algorithm="http://www.w3.org/2001/04/xmlenc#sha256"/>
                  <DigestValue>LXbxg+ZhlSaa0kkMCGMbG6om0ihn80VHdR8BoAjVnP8=</DigestValue>
                </xd:CertDigest>
                <xd:IssuerSerial>
                  <X509IssuerName>CN=LuxTrust Global Qualified CA 3, O=LuxTrust S.A., C=LU</X509IssuerName>
                  <X509SerialNumber>1930572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wzCCA6ugAwIBAgIUCn6m30tEntpqJIWe5rgV0xZ/u7EwDQYJKoZIhvcNAQELBQAwRjELMAkGA1UEBhMCTFUxFjAUBgNVBAoMDUx1eFRydXN0IFMuQS4xHzAdBgNVBAMMFkx1eFRydXN0IEdsb2JhbCBSb290IDIwHhcNMTUwMzA1MTMyMTU3WhcNMzUwMzA1MTMyMTU3WjBGMQswCQYDVQQGEwJMVTEWMBQGA1UECgwNTHV4VHJ1c3QgUy5BLjEfMB0GA1UEAwwWTHV4VHJ1c3QgR2xvYmFsIFJvb3QgMjCCAiIwDQYJKoZIhvcNAQEBBQADggIPADCCAgoCggIBANeFl78RmOnwYoNMPIf5U2o3C/IPPIfOb9wmKb3FibrJgz337spbxm1Jc7TJRqMbNBM/wYlFV/TZsfs2ZUv7COJIcRHIbjuend+JZTemhfY7RBi2xjcwYkSSl2l9QjAk5A0MiWtj3sXh306pFGxT4GHO9hcvHTy95iJMHZP1EMShduxq3sVs35a0VkBCwGKSMKEtFZSg0iAGCW5qbeXrt77U8PEVfIvmTroTzEsnXpk8F12PgX8zPU/TPxvsXD/wPEx1bvKm1Z3aLQdjAsZy6ZS8TEmVT4hSyNvoaYL4zDRbIvCGp4m9SAptZoFtyMhk+wHh9OHe2Z7d21vUKpkmFRseTJIpgp7VkoGSQXAZ96Tlk0u8d2cx3Rz9MXANF5kM+Qw5GSoXtTBxVdUPrljhPS80m8+f9niFwpN6cj5mj5wWEWCPnolvZ77gR1o7DJpni89Gxq44o/KnvObWhWszJHAiS8sIm7vI+AIpHb4gDEa/a4ebsypmQjVGbKq6rfmYe+lQVRQxv7HaLe2ArWgk+2mr2HETMOZns4dA/Yl+8kPREd8vZS9kzl8UubG/Mb2HeFpZZYiq/FkySIbWTLkpS5XTdvN3JW1CHDiDTf2jX5t/Lax5Gw5CMZdjpPuKadUiDTSQMC6otOBttpSsvItO13D8xTiOZCXhTTmQzsmHhFhxAgMBAAGjgagwgaUwDwYDVR0TAQH/BAUwAwEB/zBCBgNVHSAEOzA5MDcGByuBKwEBAQowLDAqBggrBgEFBQcCARYeaHR0cHM6Ly9yZXBvc2l0b3J5Lmx1eHRydXN0Lmx1MA4GA1UdDwEB/wQEAwIBBjAfBgNVHSMEGDAWgBT/GCh2+UgFLKGu8SsbK7JT+Et8szAdBgNVHQ4EFgQU/xgodvlIBSyhrvErGyuyU/hLfLMwDQYJKoZIhvcNAQELBQADggIBAGoZFO1uecEsh9QNcH7X9njJCwROxLHOk3D+sFTAMs2ZMGQXvw/l4jP9BzZAcg4atmpZ1gDlaCDdLnINH2pkMSCEfUmmWjfrRcmF9dTHF5kH5ptV5AzoqbTOjFu1EVzPig4N1qx3gf4ynCSecs5U89BvolbW7MM3LGVYvlcAGvI1+ut7MV3CwRI9loGIlonBWVx65n9wNOeD4rHh4bhY79SV5GCc8JaXcozrhAIuZY+kt9J/Z93I055cqqmkoCUUBpvsT34tC38ddfEz2O3OuHVtPlu5mB0xDVbYQw8wkbIEa91WvpWAVWe+2M2D2RjuLg+GLZKecBPs3lHJQ3gCpU3I+V/EkVhGFndadKpAvAefMLmx9xIX3eP/JEAdemrRTxgKqpAd60Ae36EeRJIQmvKN4dFLRp7oRUKX6kWZ8+xm1QL68qZKJKrezrnK+T+Tb/mjuuqlPpmt/f97mfVl7vBZKGfXkJWkE4SphMHozs51k2MavDzq1WQfLSoSOcbDWjLtR5EWDrw4wVDej8oqkDQc7kGUnF4ZLvhFSZl0kbAEb+MEWrGrKqv+x9CWttrhSmQGbmBNvUJO/3jaJMobtNeWOWyu8Q6qp31IiyBMz2TWuJdGsE7RKlY6oJO9r4Ak4Ap+58rVyuiFVdw2KuGUaJPHZnJED4AhMmwlxyOAgwrr</xd:EncapsulatedX509Certificate>
              <xd:EncapsulatedX509Certificate>MIIG1TCCBL2gAwIBAgIDHXVMMA0GCSqGSIb3DQEBCwUAME4xCzAJBgNVBAYTAkxVMRYwFAYDVQQKDA1MdXhUcnVzdCBTLkEuMScwJQYDVQQDDB5MdXhUcnVzdCBHbG9iYWwgUXVhbGlmaWVkIENBIDMwHhcNMTcwMzI3MDg1NjM2WhcNMjAwMzI3MDg1NjM2WjCB0DELMAkGA1UEBhMCQkUxJjAkBgNVBAMTHVBpZXJyaWNrIFBhY28gUCBWYW5kZW5icm91Y2tlMRYwFAYDVQQEEw1WYW5kZW5icm91Y2tlMRgwFgYDVQQqEw9QaWVycmljayBQYWNvIFAxHTAbBgNVBAUTFDEwMTAyMzA5MzAwMDg0MjU4MTQ0MS8wLQYJKoZIhvcNAQkBFiBwaWVycmljay52YW5kZW5icm91Y2tlQG5vd2luYS5sdTEXMBUGA1UEDBMOUHJpdmF0ZSBQZXJzb24wggEiMA0GCSqGSIb3DQEBAQUAA4IBDwAwggEKAoIBAQCdoNLFmiCL4ujUUJej9fdzybG+FnBcg0bhXZKs2MMXGUA0Sj/rVh21TlMqdxuFDArOnKQ3k101zw7fq6ms7Rz2zH0VuCxF53EcGjvP1qMWc7hmYTXEDxQZSPQ0t8Q4hK9hwGYzyzmpYcKeNFe165qJepF637Ecop83SylSBCd9YjoJ/KIiO43Q42Rd60lBZGhydpABU547QrWwIIw3uFDWvCdTAseYw7ZBJcR+UH0vGFxKEJYuBtaNANhGHwK3f8AV41HtoletZPKlbowthh00Rkx99Sfgl7UkgzWsaFV0larW/42afc8BDN9zVizHyg5hijHM41Gh3pv35OtRqmDDAgMBAAGjggI3MIICMzAMBgNVHRMBAf8EAjAAMGYGCCsGAQUFBwEBBFowWDAnBggrBgEFBQcwAYYbaHR0cDovL3FjYS5vY3NwLmx1eHRydXN0Lmx1MC0GCCsGAQUFBzAChiFodHRwOi8vY2EubHV4dHJ1c3QubHUvTFRHUUNBMy5jcnQwggEfBgNVHSAEggEWMIIBEjCCAQQGCCuBKwEBCgMBMIH3MIHIBggrBgEFBQcCAjCBuxqBuEx1eFRydXN0IFF1YWxpZmllZCBDZXJ0aWZpY2F0ZSBvbiBTU0NEIGNvbXBsaWFudCB3aXRoIEVUU0kgVFMgMTAxIDQ1NiBRQ1ArIGNlcnRpZmljYXRlIHBvbGljeS4gS2V5IEdlbmVyYXRpb24gYnkgQ1NQLiBTb2xlIEF1dGhvcmlzZWQgVXNhZ2U6IFN1cHBvcnQgb2YgUXVhbGlmaWVkIEVsZWN0cm9uaWMgU2lnbmF0dXJlLiAwKgYIKwYBBQUHAgEWHmh0dHBzOi8vcmVwb3NpdG9yeS5sdXh0cnVzdC5sdTAIBgYEAIswAQEwIgYIKwYBBQUHAQMEFjAUMAgGBgQAjkYBATAIBgYEAI5GAQQwCwYDVR0PBAQDAgZAMB8GA1UdIwQYMBaAFGOPwosDsauO2FNHlh2ZqH32rKh1MDMGA1UdHwQsMCowKKAmoCSGImh0dHA6Ly9jcmwubHV4dHJ1c3QubHUvTFRHUUNBMy5jcmwwEQYDVR0OBAoECE6DdNYbmyQhMA0GCSqGSIb3DQEBCwUAA4ICAQARTtzfCXTwgkcYwriVrCCeToNQ+UlcroTdVArwIFW9W7EsBWORcqTGTRD4WLgRgHUeL8VZZPKc6ivbf3sR5kcAGUpitv2jPPKti5TdkTvJoiaus3CE+TRQyi2YgoBszXB/Jduz8uWjj0oS0QT0QxBpf5SJfPhJLcNZ8nuojC8bgbmmwpU1hGX26zIfcSf0MHdoizSe+TnKUoBZS9IME3vRRwYAabE3L6bDYfSs+KKwb551EBaEpjrYjsG4bDGFJ1Gy6F474lL31hNyFT0Wi0nIgWkgmOQvBfvK/eKicX4DVLKGRukRczOK82qx77pdgA5BEBlUGGq/BeS9g985jFjQK7h5lhl/Z+/gp7R3DxI5BbvuWGpGeeOswZ/37SG3ZXK2FtWvrOl1ke5vH6bLnTlF6ZVB2DP8AOkHo66+eaOHC6V9wI3G+9pjSKD7OZktaJr5RF/NcCoS1NwJVwnA0rW+UTl7sRXqp1lZrmJlCDRC/CTln6eYNmpnjW2u+3XUih0IgaC7W7sWedWtUkKbuAt9mLPk/Iaz4udOmgjOZV+1fMO/TihAGG3KBIdO7WPv8wXLk6FUANjuUswKpXiOmUlwDhsRSr3o4EYxux2QHclvMxhmsmj2HvcDBhPQu20IeKvvAztpXk3p+J0qo5m4yy1b5Ro5YhnGlGAQKeCuUq6iow==</xd:EncapsulatedX509Certificate>
              <xd:EncapsulatedX509Certificate>MIIGcjCCBFqgAwIBAgIUQT3qGijCJThFVY4Efz4qi1ubrq4wDQYJKoZIhvcNAQELBQAwRjELMAkGA1UEBhMCTFUxFjAUBgNVBAoMDUx1eFRydXN0IFMuQS4xHzAdBgNVBAMMFkx1eFRydXN0IEdsb2JhbCBSb290IDIwHhcNMTUwMzA2MTQxMjE1WhcNMzUwMzA1MTMyMTU3WjBOMQswCQYDVQQGEwJMVTEWMBQGA1UECgwNTHV4VHJ1c3QgUy5BLjEnMCUGA1UEAwweTHV4VHJ1c3QgR2xvYmFsIFF1YWxpZmllZCBDQSAzMIICIjANBgkqhkiG9w0BAQEFAAOCAg8AMIICCgKCAgEAuZ5iXSmFbP80gWb0kieYsImcyIo3QYg+XA3NlwH6QtI0PgZEG9dSo8pM7VMIzE5zq8tgJ50HnPdYflvfhkEKvAW2NuNX6hi/6HK4Nye+kB+INjpfAHmLft3GT95e+frk/t7hJNorK44xzqfWZKLNGysEHIriddcePWOk3J/VMc9CsSemeZbmeZW1/xXeqolMS7JIDZ3+0DgVCYsKIK+b3sAQ8iqXbQlQyvymG6QyoQoJbuEP23iawRMWKNWk+sjzOkPAAQDtgEEVdggzzudLSM04C5CjeLlLYuXgljler9bKRk9wW8nkareLZsn9uCDihGXGyC5m9jseGY1KAnlV8usLjBFAiW5OCnzcOg+CPsVucoRhS6uvXcu7VtHRGo5yLysJVv7sj6cx5lMvQKAMLviVi3kphZKYfqVLAVFJpXTpunY2GayVGf/uOpzNoiSRpcxxYjmAlPKNeTgXVl5Mc0zojgT/MZTGFN7ov7n01yodN6OhfTADacvaKfj2C2CwdCJvMqvlUuCKrvuXbdZrtRm3BZXrghGhuQmG0Tir7VVCI0WZjVjyHs2rpUcCQ6+D1WymKhzp0mrXdaFzYRce7FrEk69JWzWVp/9/GKnnb0//camavEaI4V64MVxYAir5AL/j7d4JIOqhPPU14ajxmC6dEH84guVs0Lo/dwVTUzsCAwEAAaOCAU4wggFKMBIGA1UdEwEB/wQIMAYBAf8CAQAwQwYDVR0gBDwwOjA4BggrgSsBAQEKAzAsMCoGCCsGAQUFBwIBFh5odHRwczovL3JlcG9zaXRvcnkubHV4dHJ1c3QubHUwagYIKwYBBQUHAQEEXjBcMCsGCCsGAQUFBzABhh9odHRwOi8vbHRncm9vdC5vY3NwLmx1eHRydXN0Lmx1MC0GCCsGAQUFBzAChiFodHRwOi8vY2EubHV4dHJ1c3QubHUvTFRHUkNBMi5jcnQwDgYDVR0PAQH/BAQDAgEGMB8GA1UdIwQYMBaAFP8YKHb5SAUsoa7xKxsrslP4S3yzMDMGA1UdHwQsMCowKKAmoCSGImh0dHA6Ly9jcmwubHV4dHJ1c3QubHUvTFRHUkNBMi5jcmwwHQYDVR0OBBYEFGOPwosDsauO2FNHlh2ZqH32rKh1MA0GCSqGSIb3DQEBCwUAA4ICAQADB6M/edbOO9iJCOnVxayJ1NBk08/BVKlHwe7HBYAzT6Kmo3TbMUwOpcGI2e/NBCR3F4wTzXOVvFmvdBl7sdS6uMSLBTrav+5LChcFDBQj26X5VQDcXkA8b/u6J4Ve7CwoSesYg9H0fsJ3v12QrmGUUao9gbamKP1TFriO+XiIaDLYectruusRktIke9qy8MCpNSarZqr3oD3c/+N5D3lDlGpaz1IL8TpbubFEQHPCr6JiwR+qSqGRfxv8vIvOOAVxe7np5QhtwmCkXdMOPQ/XOOuEA06bez+zHkASX64at7dXru+4JUEbpijjMA+1jbFZr20OeBIQZL7oEst+FF8lFuvmucC9TS9QnlF28WJExvpIknjS7LhFMGXB9w380q38ZOuKjPZpoztYeyUpf8gxzV7fE5Q1okhnsDZ+12vBzBruzJcwtNuXyLyIh3fVN0LunVd+NP2kGjB2t9WD2Y0CaKxWx8snDdrSbAi46TpNoe04eroWgZOvdN0hEmf2d8tYBSJ/XZekU9sCAww5vxHnXJi6CZHhjt8f1mMhyE2gBvmpk4CFetViO2sG0n/nsxCQNpnclsax/eJuXmGiZ3OPCIRijI5gy3pLRgnbgLyktWoOkmT/gxtWDLfVZwEt52JL8d550KIgttyRqX81LJWGSDdpnzeRVQEnzAt6+RebAQ==</xd:EncapsulatedX509Certificate>
            </xd:CertificateValues>
          </xd:UnsignedSignatureProperties>
        </xd:UnsignedProperties>
      </xd:QualifyingProperties>
    </Object>
  </Signature>
</document-signatures>
</file>